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bb941" officeooo:paragraph-rsid="001bb941"/>
    </style:style>
    <style:style style:name="P3" style:family="paragraph" style:parent-style-name="Standard">
      <style:text-properties officeooo:rsid="001bb941" officeooo:paragraph-rsid="001c214d"/>
    </style:style>
    <style:style style:name="P4" style:family="paragraph" style:parent-style-name="Standard">
      <style:text-properties officeooo:rsid="001c214d" officeooo:paragraph-rsid="001c214d"/>
    </style:style>
    <style:style style:name="P5" style:family="paragraph" style:parent-style-name="Standard">
      <style:text-properties officeooo:rsid="001e39aa" officeooo:paragraph-rsid="001e39aa"/>
    </style:style>
    <style:style style:name="P6" style:family="paragraph" style:parent-style-name="Standard">
      <style:text-properties officeooo:paragraph-rsid="001e39aa"/>
    </style:style>
    <style:style style:name="P7" style:family="paragraph" style:parent-style-name="Standard">
      <style:text-properties officeooo:rsid="001f9ffa" officeooo:paragraph-rsid="001f9ffa"/>
    </style:style>
    <style:style style:name="P8" style:family="paragraph" style:parent-style-name="Standard">
      <style:text-properties officeooo:paragraph-rsid="001f9ffa"/>
    </style:style>
    <style:style style:name="P9" style:family="paragraph" style:parent-style-name="Standard">
      <style:text-properties officeooo:rsid="00248339" officeooo:paragraph-rsid="00248339"/>
    </style:style>
    <style:style style:name="P10" style:family="paragraph" style:parent-style-name="Standard">
      <style:text-properties officeooo:paragraph-rsid="00248339"/>
    </style:style>
    <style:style style:name="P11" style:family="paragraph" style:parent-style-name="Standard">
      <style:text-properties officeooo:rsid="002baff0" officeooo:paragraph-rsid="002baff0"/>
    </style:style>
    <style:style style:name="P12" style:family="paragraph" style:parent-style-name="Standard">
      <style:text-properties officeooo:rsid="002daa2a" officeooo:paragraph-rsid="002daa2a"/>
    </style:style>
    <style:style style:name="T1" style:family="text">
      <style:text-properties officeooo:rsid="001c214d"/>
    </style:style>
    <style:style style:name="T2" style:family="text">
      <style:text-properties officeooo:rsid="001e39a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9ffa"/>
    </style:style>
    <style:style style:name="T5" style:family="text">
      <style:text-properties officeooo:rsid="00248339"/>
    </style:style>
    <style:style style:name="T6" style:family="text">
      <style:text-properties officeooo:rsid="002520e9"/>
    </style:style>
    <style:style style:name="T7" style:family="text">
      <style:text-properties officeooo:rsid="0026ec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swers:</text:p>
      <text:p text:style-name="P2"/>
      <text:p text:style-name="P2">1.<text:tab/>Lists: List is the collection of heterogeneuous type of elements and is denoted by square brackets.It is mutable(updation of list is possible).</text:p>
      <text:p text:style-name="P2">Eg:list1 = [1,”hi”,6,78]</text:p>
      <text:p text:style-name="P2"><text:s text:c="3"/><text:tab/>Tuple: Tuple is collection of hetergeneuous type of elements and is denoted by parenthesis.It is immutable(updation of tuple is not possible)</text:p>
      <text:p text:style-name="P2">Eg: Tup1=(1,”hi”,45)</text:p>
      <text:p text:style-name="P2"/>
      <text:p text:style-name="P2"/>
      <text:p text:style-name="P2"/>
      <text:p text:style-name="P2"/>
      <text:p text:style-name="P2">2.<text:tab/>List is used if any updations like (adding element,deleting element,appending element) is to be done.It is mutable.</text:p>
      <text:p text:style-name="P2"/>
      <text:p text:style-name="P2"><text:tab/>Tuple is a type of list where updations is not possible and it is immutable.</text:p>
      <text:p text:style-name="P2"/>
      <text:p text:style-name="P2"/>
      <text:p text:style-name="P2"/>
      <text:p text:style-name="P3"><text:span text:style-name="T1">3. <text:tab/>Isinstance: It is used to check whether the object has certain datatype .</text:span></text:p>
      <text:p text:style-name="P3"><text:span text:style-name="T1"><text:tab/>Eg: &gt;&gt;&gt;k=isinstance(2,int)</text:span><text:tab/></text:p>
      <text:p text:style-name="P3"><text:tab/> <text:s text:c="5"/><text:span text:style-name="T1">&gt;&gt;&gt;print k</text:span></text:p>
      <text:p text:style-name="P3"><text:tab/><text:tab/><text:span text:style-name="T1">True</text:span></text:p>
      <text:p text:style-name="P3"/>
      <text:p text:style-name="P4">4.<text:tab/>Basic data types in python are:</text:p>
      <text:p text:style-name="P4"><text:tab/>1. Numbers</text:p>
      <text:p text:style-name="P4"><text:tab/>2. strings</text:p>
      <text:p text:style-name="P4"><text:tab/>3.Lists</text:p>
      <text:p text:style-name="P4"><text:tab/>4.Dictionary</text:p>
      <text:p text:style-name="P4"><text:tab/>5.Tuple</text:p>
      <text:p text:style-name="P4"/>
      <text:p text:style-name="P4"/>
      <text:p text:style-name="P4"/>
      <text:p text:style-name="P4"/>
      <text:p text:style-name="P6"><text:span text:style-name="T2">5.<text:tab/></text:span>The <text:span text:style-name="T3">builtins</text:span> data structures are: <text:span text:style-name="T3">lists</text:span>, <text:span text:style-name="T3">tuples</text:span>, dictionaries, strings, sets and frozensets.</text:p>
      <text:p text:style-name="P6"><text:span text:style-name="T3"><text:tab/>Lists</text:span>, strings and <text:span text:style-name="T3">tuples</text:span> are ordered sequences of objects. Unlike strings that contain only <text:tab/>characters, <text:span text:style-name="T3">list</text:span> and <text:span text:style-name="T3">tuples</text:span> can contain any type of objects. <text:span text:style-name="T3">Lists</text:span> and <text:span text:style-name="T3">tuples</text:span> are like arrays.</text:p>
      <text:p text:style-name="P4"/>
      <text:p text:style-name="P4"/>
      <text:p text:style-name="P5">6.<text:tab/>list1=[1,2,3,4,5]</text:p>
      <text:p text:style-name="P5"><text:tab/>list2=[6,7,8]</text:p>
      <text:p text:style-name="P5"><text:tab/>list1.<text:span text:style-name="T7">extend</text:span>(list2)</text:p>
      <text:p text:style-name="P5"><text:tab/>print list1</text:p>
      <text:p text:style-name="P5"><text:tab/>o/p:[1,2,3,4,5,6,7,8]</text:p>
      <text:p text:style-name="P5"/>
      <text:p text:style-name="P8"><text:span text:style-name="T4">7.<text:tab/></text:span>A <text:span text:style-name="T3">set</text:span> contains an unordered collection of unique and immutable objects.</text:p>
      <text:p text:style-name="P7"><text:tab/>Set={1,2,3,4}</text:p>
      <text:p text:style-name="P7"/>
      <text:p text:style-name="P7"/>
      <text:p text:style-name="P7"/>
      <text:p text:style-name="P7"/>
      <text:p text:style-name="P8"><text:soft-page-break/><text:span text:style-name="T4">8.<text:tab/></text:span>The <text:span text:style-name="T3">frozenset</text:span> type is immutable and hashable -- its contents cannot be altered after is created; however, it can be used as a dictionary key or as an element of another <text:span text:style-name="T3">set</text:span>.</text:p>
      <text:p text:style-name="P8"/>
      <text:p text:style-name="P8"/>
      <text:p text:style-name="P7">9.<text:tab/>There are 3<text:span text:style-name="T6">2</text:span> keywords in python .Keywords cannot be used as variables ,because keywords are reserved words which cannot be used for other purpose.</text:p>
      <text:p text:style-name="P7"><text:tab/><text:span text:style-name="T5">Eg: and,or,class,for etc</text:span><text:tab/></text:p>
      <text:p text:style-name="P7"><text:s/></text:p>
      <text:p text:style-name="P7"/>
      <text:p text:style-name="P7">10.<text:tab/>l=[1,2,3,4,5,6,7,8,9]</text:p>
      <text:p text:style-name="P7">pgrm:</text:p>
      <text:p text:style-name="P7"><text:tab/>#!/usr/bin/python</text:p>
      <text:p text:style-name="P7"><text:tab/>for i in range(1,10,3):</text:p>
      <text:p text:style-name="P7"><text:tab/><text:tab/>print i</text:p>
      <text:p text:style-name="P7"><text:tab/>o/p:1</text:p>
      <text:p text:style-name="P7"><text:tab/> <text:s text:c="5"/>4</text:p>
      <text:p text:style-name="P7"><text:tab/> <text:s text:c="5"/>7</text:p>
      <text:p text:style-name="P7"/>
      <text:p text:style-name="P7"/>
      <text:p text:style-name="P9">11.<text:tab/>&gt;&gt;&gt;list1=[1,2,3,4]</text:p>
      <text:p text:style-name="P9"><text:tab/>&gt;&gt;&gt;list1[::-1]</text:p>
      <text:p text:style-name="P9"><text:tab/>[4,3,2,1]</text:p>
      <text:p text:style-name="P9"/>
      <text:p text:style-name="P9"/>
      <text:p text:style-name="P9">12.<text:tab/>Dictionary is pair of keys and values.Dictionary functions are:</text:p>
      <text:p text:style-name="P9"><text:tab/>1.cmp</text:p>
      <text:p text:style-name="P9"><text:tab/>2.len</text:p>
      <text:p text:style-name="P9"><text:tab/>3.str</text:p>
      <text:p text:style-name="P9"><text:tab/>4.type</text:p>
      <text:p text:style-name="P9"/>
      <text:p text:style-name="P9"/>
      <text:p text:style-name="P10"><text:span text:style-name="T5">13.<text:tab/></text:span></text:p>
      <text:p text:style-name="Preformatted_20_Text"><text:tab/>n=int(input("Enter number of elements:"))</text:p>
      <text:p text:style-name="Preformatted_20_Text"><text:tab/>for i in range(1,n+1):</text:p>
      <text:p text:style-name="Preformatted_20_Text"><text:tab/> <text:s text:c="3"/>b=int(input("Enter element:"))</text:p>
      <text:p text:style-name="Preformatted_20_Text"><text:tab/> <text:s text:c="3"/>a.append(b)</text:p>
      <text:p text:style-name="Preformatted_20_Text"><text:tab/>a.sort()</text:p>
      <text:p text:style-name="P1"><text:tab/>print("Second largest element is:",a[n-2])</text:p>
      <text:p text:style-name="P11"/>
      <text:p text:style-name="P11"/>
      <text:p text:style-name="P11"/>
      <text:p text:style-name="P12">15.<text:tab/> #!/usr/bin/python</text:p>
      <text:p text:style-name="P12"><text:s text:c="2"/><text:tab/>list1=[[1,2],[3,4],[5,6]]</text:p>
      <text:p text:style-name="P12"><text:s text:c="2"/><text:tab/>list2=[]</text:p>
      <text:p text:style-name="P12"><text:s text:c="2"/><text:tab/>list3=[]</text:p>
      <text:p text:style-name="P12"><text:s text:c="2"/><text:tab/>for i in range(0,len(list1)):</text:p>
      <text:p text:style-name="P12"><text:s text:c="2"/><text:tab/> <text:s text:c="7"/>list3=list1[i]</text:p>
      <text:p text:style-name="P12"><text:s text:c="2"/><text:tab/> <text:s text:c="7"/>for j in list3:</text:p>
      <text:p text:style-name="P12"><text:s text:c="2"/><text:tab/> <text:s text:c="15"/>list2.append(j)</text:p>
      <text:p text:style-name="P12"><text:s text:c="2"/><text:tab/>print list2</text:p>
      <text:p text:style-name="P12">o/p:[1,2,3,4,5,6]</text:p>
      <text:p text:style-name="P12">19.<text:tab/>python python</text:p>
      <text:p text:style-name="P12"><text:soft-page-break/></text:p>
      <text:p text:style-name="P12">20.<text:tab/>[1,2,3,4,5]</text:p>
      <text:p text:style-name="P12"><text:tab/>[1,2,3,4,5]</text:p>
      <text:p text:style-name="P12"><text:tab/>[1,2,3,4]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6:40:35.451453097</meta:creation-date>
    <dc:date>2017-08-02T18:20:27.363772173</dc:date>
    <meta:editing-duration>PT28M1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67" meta:word-count="313" meta:character-count="2251" meta:non-whitespace-character-count="1873"/>
  </office:meta>
</office:document-meta>
</file>